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926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15.875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15.24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4">
      <style:graphic-properties draw:fill-color="#ffffff" draw:auto-grow-height="true" fo:min-height="13.918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15.689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15.108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15.626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15.846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14.68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15.24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13.344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Default-outline1" style:list-style-name="L6">
      <style:graphic-properties draw:fill-color="#ffffff" draw:auto-grow-height="true" fo:min-height="5.897cm"/>
    </style:style>
    <style:style style:name="pr33" style:family="presentation" style:parent-style-name="Default-notes" style:list-style-name="L7">
      <style:graphic-properties draw:fill-color="#ffffff" draw:auto-grow-height="true" fo:min-height="13.365cm"/>
    </style:style>
    <style:style style:name="pr34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35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style:font-name="DejaVu Sans1" fo:font-size="40pt" style:font-size-asian="40pt" style:font-size-complex="40pt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style:font-name="DejaVu Sans1"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font-name="DejaVu Sans1" fo:font-size="40pt"/>
    </style:style>
    <style:style style:name="P8" style:family="paragraph">
      <style:paragraph-properties fo:margin-left="1.753cm" fo:margin-right="0cm" fo:text-indent="0cm"/>
      <style:text-properties style:font-name="DejaVu Sans1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1.753cm" fo:margin-right="0cm" fo:text-indent="0cm"/>
      <style:text-properties style:font-name="DejaVu Sans1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1.753cm" fo:margin-right="0cm" fo:text-indent="0cm"/>
      <style:text-properties style:font-name="DejaVu Sans1" fo:font-weight="bold" style:font-weight-asian="bold" style:font-weight-complex="bold"/>
    </style:style>
    <style:style style:name="P12" style:family="paragraph">
      <style:paragraph-properties fo:margin-left="0cm" fo:margin-right="0cm" fo:text-indent="0cm"/>
      <style:text-properties style:font-name="DejaVu Sans1"/>
    </style:style>
    <style:style style:name="P13" style:family="paragraph">
      <style:paragraph-properties fo:margin-top="0.114cm" fo:margin-bottom="0.229cm" fo:line-height="89%" style:punctuation-wrap="hanging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style:font-name="DejaVu Sans1"/>
    </style:style>
    <style:style style:name="P14" style:family="paragraph">
      <style:paragraph-properties fo:margin-left="1.753cm" fo:margin-right="0cm" fo:margin-top="0.114cm" fo:margin-bottom="0.229cm" fo:line-height="89%" fo:text-indent="0cm" style:punctuation-wrap="hanging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font-name="DejaVu Sans1" fo:font-size="22pt" fo:font-weight="bold" style:font-name-asian="Arial1" style:font-size-asian="22pt" style:font-weight-asian="bold" style:font-name-complex="Arial1" style:font-size-complex="22pt" style:font-weight-complex="bold"/>
    </style:style>
    <style:style style:name="P15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6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  <style:text-properties style:font-name="DejaVu Sans1"/>
    </style:style>
    <style:style style:name="T1" style:family="text">
      <style:text-properties fo:color="#000000" style:font-name="DejaVu Sans1" fo:font-size="40pt" fo:language="en" fo:country="GB" style:font-size-asian="40pt" style:font-size-complex="40pt"/>
    </style:style>
    <style:style style:name="T2" style:family="text">
      <style:text-properties fo:color="#ccccff" style:font-name="DejaVu Sans1" fo:font-size="27.2999992370605pt" fo:language="en" fo:country="GB"/>
    </style:style>
    <style:style style:name="T3" style:family="text">
      <style:text-properties fo:color="#ffffff" style:font-name="DejaVu Sans1" fo:font-size="40pt"/>
    </style:style>
    <style:style style:name="T4" style:family="text">
      <style:text-properties style:font-name="DejaVu Sans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DejaVu Sans1" fo:font-size="22pt" style:font-size-asian="22pt" style:font-size-complex="22pt"/>
    </style:style>
    <style:style style:name="T6" style:family="text">
      <style:text-properties style:font-name="DejaVu Sans1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DejaVu Sans1"/>
    </style:style>
    <style:style style:name="T8" style:family="text">
      <style:text-properties fo:color="#000000" style:font-name="DejaVu Sans1" fo:font-size="22pt" style:font-size-asian="22pt" style:font-size-complex="22pt"/>
    </style:style>
    <style:style style:name="T9" style:family="text">
      <style:text-properties style:font-name="DejaVu Sans1" fo:font-size="20pt" style:font-size-asian="20pt" style:font-size-complex="20pt"/>
    </style:style>
    <style:style style:name="T10" style:family="text">
      <style:text-properties fo:color="#ffffff" fo:font-size="40pt"/>
    </style:style>
    <style:style style:name="T11" style:family="text">
      <style:text-properties fo:color="#000000" fo:font-size="22pt" style:font-name-asian="Arial1" style:font-size-asian="22pt" style:font-name-complex="Arial1" style:font-size-complex="22pt"/>
    </style:style>
    <style:style style:name="T12" style:family="text">
      <style:text-properties style:font-name="DejaVu Sans1" fo:font-size="18pt" style:font-size-asian="18pt" style:font-size-complex="18pt"/>
    </style:style>
    <style:style style:name="T13" style:family="text">
      <style:text-properties style:font-name="DejaVu Sans1" fo:font-size="19pt" style:font-size-asian="19pt" style:font-size-complex="19pt"/>
    </style:style>
    <style:style style:name="T14" style:family="text">
      <style:text-properties style:font-name="DejaVu Sans1" fo:font-size="16pt" style:font-size-asian="16pt" style:font-size-complex="16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0000" style:font-name="DejaVu Sans1" fo:language="en" fo:country="GB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XML-ի ներածություն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Թեմաներ</text:span></text:p>
          </draw:text-box>
        </draw:frame>
        <draw:frame presentation:style-name="pr4" draw:text-style-name="P8" draw:layer="layout" svg:width="28.602cm" svg:height="10.784cm" svg:x="1.878cm" svg:y="4.684cm" presentation:class="outline" presentation:user-transformed="true">
          <draw:text-box>
            <text:list text:style-name="L4">
              <text:list-item>
                <text:p><text:span text:style-name="T4">Ներածություն </text:span></text:p>
              </text:list-item>
              <text:list-item>
                <text:p><text:span text:style-name="T4">Ինչպե՞ս կարող է օգտագործվել XML-ը </text:span></text:p>
              </text:list-item>
              <text:list-item>
                <text:p><text:span text:style-name="T4">XML-ի ծառը (Tree)</text:span></text:p>
              </text:list-item>
              <text:list-item>
                <text:p><text:span text:style-name="T4">XML-ի սինտաքսը (Syntax)</text:span></text:p>
              </text:list-item>
              <text:list-item>
                <text:p><text:span text:style-name="T4">XML-ի էլեմենտները (Elements)</text:span></text:p>
              </text:list-item>
              <text:list-item>
                <text:p><text:span text:style-name="T4">XML-ի ատրիբուտները (Attributes)</text:span></text:p>
              </text:list-item>
              <text:list-item>
                <text:p><text:span text:style-name="T4">XML-ի կոդավորումը (Encoding) </text:span></text:p>
              </text:list-item>
              <text:list-item>
                <text:p><text:span text:style-name="T4">XML-ի փաստաթղթի տիպեր</text:span></text:p>
              </text:list-item>
              <text:list-item>
                <text:p><text:span text:style-name="T4">XML-ի սխալներ (Errors)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Ներածություն</text:span></text:p>
          </draw:text-box>
        </draw:frame>
        <draw:frame presentation:style-name="pr6" draw:text-style-name="P10" draw:layer="layout" svg:width="29.237cm" svg:height="15.875cm" svg:x="1.878cm" svg:y="3.81cm" presentation:class="outline" presentation:user-transformed="true">
          <draw:text-box>
            <text:list text:style-name="L4">
              <text:list-item>
                <text:p><text:span text:style-name="T5">XML-ը “e</text:span><text:span text:style-name="T6">X</text:span><text:span text:style-name="T5">tensible </text:span><text:span text:style-name="T6">M</text:span><text:span text:style-name="T5">arkup </text:span><text:span text:style-name="T6">L</text:span><text:span text:style-name="T5">anguage”-ի հապավումն է, որը բառացի նշանակում է «Ընդլայնվող Նշագրման Լեզու»։</text:span></text:p>
              </text:list-item>
              <text:list-item>
                <text:p><text:span text:style-name="T5">XML-ը ստեղծվել է տվյալները պահպանելու և տեղափոխելու համար։</text:span></text:p>
              </text:list-item>
              <text:list-item>
                <text:p><text:span text:style-name="T5">Մինչ շարունակելը պետք է ունենալ տարրական գիտելիքներ HTML-ի և JavaScript-ի վերաբերյալ։</text:span></text:p>
              </text:list-item>
              <text:list-item>
                <text:p><text:span text:style-name="T5">Ի՞նչ է XML-ը։</text:span></text:p>
                <text:list>
                  <text:list-item>
                    <text:p><text:span text:style-name="T5">XML-ը HTML-ի պես նշագրման (Markup) լեզու է։</text:span></text:p>
                  </text:list-item>
                  <text:list-item>
                    <text:p><text:span text:style-name="T5">XML-ը ստեղծվել է ոչ թե տվյալները ցուցադրելու, այլ տվյալները տեղափոխելու համար։ </text:span></text:p>
                  </text:list-item>
                  <text:list-item>
                    <text:p><text:span text:style-name="T5">XML-ի թեգերը նախասահմանված չեն։ Պետք է սահմանել սեփական թեգերը։</text:span></text:p>
                  </text:list-item>
                  <text:list-item>
                    <text:p><text:span text:style-name="T5">XML-ը նախատեսված է լինել </text:span><text:span text:style-name="T7">ինքնանկարագրվող (self-descriptive)։</text:span></text:p>
                  </text:list-item>
                  <text:list-item>
                    <text:p><text:span text:style-name="T5">XML-ը խորհուրդ է տրվում W3C-</text:span><text:span text:style-name="T8">ի կողմից։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Ներածություն (շար.)</text:span></text:p>
          </draw:text-box>
        </draw:frame>
        <draw:frame presentation:style-name="pr8" draw:text-style-name="P11" draw:layer="layout" svg:width="29.21cm" svg:height="15.24cm" svg:x="1.27cm" svg:y="3.81cm" presentation:class="outline" presentation:user-transformed="true">
          <draw:text-box>
            <text:list text:style-name="L4">
              <text:list-item>
                <text:p><text:span text:style-name="T5">XML-ը HTML-ին փոխարինելու համար չէ։</text:span></text:p>
              </text:list-item>
              <text:list-item>
                <text:p><text:span text:style-name="T5">HTML-ը ինֆորմացիան ցուցադրելու համար է, մինչդեռ XML-ն ինֆորմացիան տեղափոխելու համար է։</text:span></text:p>
              </text:list-item>
              <text:list-item>
                <text:p><text:span text:style-name="T5">Չնայած դժվար է հասկանալ, բայց XML-ը ոչինչ ՉԻ ԱՆՈւՄ։ XML-ը ստեղծվել է ինֆորմացիան դասավորելու, պահեստավորելու և տեղափոխելու համար։</text:span></text:p>
              </text:list-item>
              <text:list-item>
                <text:p><text:span text:style-name="T5">Հետևյալը գրառում է First-ին Second-ից՝ պահված որպես XML․</text:span></text:p>
                <text:list>
                  <text:list-item>
                    <text:p><text:span text:style-name="T9">&lt;note&gt;</text:span></text:p>
                  </text:list-item>
                  <text:list-item>
                    <text:p><text:span text:style-name="T9">&lt;to&gt;Առաջին&lt;/to&gt;</text:span></text:p>
                  </text:list-item>
                  <text:list-item>
                    <text:p><text:span text:style-name="T9">&lt;from&gt;Երկրորդ&lt;/from&gt;</text:span></text:p>
                  </text:list-item>
                  <text:list-item>
                    <text:p><text:span text:style-name="T9">&lt;heading&gt;Հիշեցում&lt;/heading&gt;</text:span></text:p>
                  </text:list-item>
                  <text:list-item>
                    <text:p><text:span text:style-name="T9">&lt;body&gt;Չմոռանաս ինձ այս հանգստյան օրերին։&lt;/body&gt;</text:span></text:p>
                  </text:list-item>
                  <text:list-item>
                    <text:p><text:span text:style-name="T9">&lt;/note&gt;</text:span></text:p>
                  </text:list-item>
                </text:list>
              </text:list-item>
              <text:list-item>
                <text:p><text:span text:style-name="T9">Այնուամենայնիվ այս XML փաստաթուղթը ոչինչ չի ԱՆՈՒՄ։ </text:span><text:span text:style-name="T9"><text:line-break/></text:span><text:span text:style-name="T9">Սա պարզապես տեղեկություն է գրված թեգերի մեջ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12"><text:span text:style-name="T10">Ներածություն (շար.)</text:span></text:p>
          </draw:text-box>
        </draw:frame>
        <draw:frame presentation:style-name="pr10" draw:text-style-name="P14" draw:layer="layout" svg:width="28.575cm" svg:height="13.918cm" svg:x="1.88cm" svg:y="4.674cm" presentation:class="outline" presentation:user-transformed="true">
          <draw:text-box>
            <text:list text:style-name="L4">
              <text:list-item>
                <text:p text:style-name="P13"><text:span text:style-name="T11">XML-ի միջոցով դուք հնարում եք ձեր սեփական թեգերը։</text:span></text:p>
              </text:list-item>
              <text:list-item>
                <text:p text:style-name="P13"><text:span text:style-name="T11">Վերևում ներկայացված օրինակում թեգերը (օրինակ &lt;to&gt; և &lt;from&gt;) սահմանված չեն XML-ի որևէ ստանդարտում։ Այս թեգերը «հնարվել են» XML փաստաթղթի հեղինակի կողմից։</text:span></text:p>
              </text:list-item>
              <text:list-item>
                <text:p text:style-name="P13"><text:span text:style-name="T11">Սա բացատրվում է նրանով, որ XML լեզուն չունի նախասահմանված թեգեր։ </text:span></text:p>
              </text:list-item>
              <text:list-item>
                <text:p text:style-name="P13"><text:span text:style-name="T11">Կարևոր է հասկանալ, որ XML-ը HTML-ին փոխարինելու համար չէ։ Շատ վեբ ծրագրերում XML-ն օգտագործվում է տվյալները տեղափոխելու համար, մինչդեռ HTML-ն օգտագործվում է տվյալները ձևավորելու և ցուցադրելու համար։</text:span></text:p>
              </text:list-item>
              <text:list-item>
                <text:p text:style-name="P13"><text:span text:style-name="T11">XML-ն այժմ նույնքան կարևոր է Web-ի համար, որքան HTML-ն էր <text:s/>Web-ի հիմանդրման ժամանակ։</text:span></text:p>
              </text:list-item>
              <text:list-item>
                <text:p text:style-name="P13"><text:span text:style-name="T11">XML-ը բոլորը տեսակի ծրագրերի միջև տվյալների փոխանցման ամենաշատ տարածված գործիքն է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9.926cm" svg:height="1.648cm" svg:x="1.905cm" svg:y="1.399cm">
          <draw:text-box>
            <text:p text:style-name="P6"><text:span text:style-name="T3">Ինչպե՞ս կարող է օգտագործվել XML-ը</text:span></text:p>
          </draw:text-box>
        </draw:frame>
        <draw:frame presentation:style-name="pr12" draw:text-style-name="P11" draw:layer="layout" svg:width="28.575cm" svg:height="15.689cm" svg:x="1.905cm" svg:y="4.445cm" presentation:class="outline" presentation:user-transformed="true">
          <draw:text-box>
            <text:list text:style-name="L4">
              <text:list-item>
                <text:p><text:span text:style-name="T9">XML-ն օգտագործվում է վեբի մշակման տարբեր ոլորտներում՝ հաճախ տվյալների պահեստավորումը և փոխանակումը հեշտացնելու համար։</text:span></text:p>
              </text:list-item>
              <text:list-item>
                <text:p><text:span text:style-name="T9">JavaScript-ի մի քանի տող կոդով կարող եք կարդալ արտաքին XML ֆայլը և թարմացնել ձեր վեբ էջը։ </text:span></text:p>
              </text:list-item>
              <text:list-item>
                <text:p><text:span text:style-name="T9">Իրականում կոմպյուտերային համակագերը և տվյալների բազաները պարունակում են անհամատեղելի ձևաչափով (</text:span><text:span text:style-name="T5">incompatible </text:span><text:span text:style-name="T9">format) տվյալներ։ </text:span></text:p>
              </text:list-item>
              <text:list-item>
                <text:p><text:span text:style-name="T9">XML-ի տվյալները պահպանվում են պարզ տեքստային տարբերակով։ Սա ապահովում է տվյալների պահպանման միջոց, որը կախված չէ ծրագրային ապահովումից (software) և սարքավորումից (hardware)։</text:span></text:p>
              </text:list-item>
              <text:list-item>
                <text:p><text:span text:style-name="T9">XML-ի միջոցով տվյալների փոխանակումը զգալիորեն պարզեցնում է այս բարդ մեխանիզմը, քանի որ տվյալները կարող են վերծանվել տարբեր անհամատեղելի ծրագրերի կողմից։ </text:span></text:p>
              </text:list-item>
              <text:list-item>
                <text:p><text:span text:style-name="T9">XML-ի միջոցով ձեր տվյալները կարող են հասանելի լինել բոլոր տեսակի «կարդացող մեքենաներին» (գրպանի համակարգիչ, ինքնապատասխանիչ, նորությունների վազքուղի և այլն)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presentation:style-name="pr14" draw:text-style-name="P11" draw:layer="layout" svg:width="29.845cm" svg:height="15.108cm" svg:x="1.27cm" svg:y="4.21cm" presentation:class="outline" presentation:user-transformed="true">
          <draw:text-box>
            <text:list text:style-name="L4">
              <text:list-item>
                <text:p><text:span text:style-name="T9">XML փաստաթղթերն օգտագործում են ինքնանկարագրող և պարզ սինտաքս․</text:span></text:p>
                <text:list>
                  <text:list-item>
                    <text:p><text:span text:style-name="T12">&lt;?xml version="1.0" encoding="UTF-8"?&gt;</text:span></text:p>
                  </text:list-item>
                  <text:list-item>
                    <text:p><text:span text:style-name="T12">&lt;note&gt;</text:span></text:p>
                  </text:list-item>
                  <text:list-item>
                    <text:p><text:span text:style-name="T12"><text:s text:c="2"/></text:span><text:span text:style-name="T12">&lt;to&gt;Առաաջին&lt;/to&gt;</text:span></text:p>
                  </text:list-item>
                  <text:list-item>
                    <text:p><text:span text:style-name="T12"><text:s text:c="2"/></text:span><text:span text:style-name="T12">&lt;from&gt;Երկրորդ&lt;/from&gt;</text:span></text:p>
                  </text:list-item>
                  <text:list-item>
                    <text:p><text:span text:style-name="T12"><text:s text:c="2"/></text:span><text:span text:style-name="T12">&lt;heading&gt;Հիշեցում&lt;/heading&gt;</text:span></text:p>
                  </text:list-item>
                  <text:list-item>
                    <text:p><text:span text:style-name="T12"><text:s text:c="2"/></text:span><text:span text:style-name="T12">&lt;body&gt;Չմոռանաս ինձ այս հանգստյան օրերին։&lt;/body&gt;</text:span></text:p>
                  </text:list-item>
                  <text:list-item>
                    <text:p><text:span text:style-name="T12">&lt;/note&gt;</text:span></text:p>
                  </text:list-item>
                </text:list>
              </text:list-item>
              <text:list-item>
                <text:p><text:span text:style-name="T9">Առաջին տողը XML-ի հայտարարագրումն է։ Այն սահմանում է XML-ի տարբերակը։</text:span></text:p>
              </text:list-item>
              <text:list-item>
                <text:p><text:span text:style-name="T9">Հաջորդ տողը ներկայացնում է փաստաթղթի հիմնական էլեմենտը՝ արմատը (root)։</text:span></text:p>
              </text:list-item>
              <text:list-item>
                <text:p><text:span text:style-name="T9">Հաջորդ 4 տողերը ներկայացնում են արմատի 4 ժառանգ էլեմենտները։</text:span></text:p>
              </text:list-item>
            </text:list>
          </draw:text-box>
        </draw:frame>
        <draw:frame draw:style-name="gr2" draw:text-style-name="P7" draw:layer="layout" svg:width="28.14cm" svg:height="1.648cm" svg:x="2.299cm" svg:y="1.399cm">
          <draw:text-box>
            <text:p text:style-name="P6"><text:span text:style-name="T3">XML-ի ծառը </text:span></text:p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XML-ի ծառը (շար.)</text:span></text:p>
          </draw:text-box>
        </draw:frame>
        <draw:frame presentation:style-name="pr16" draw:text-style-name="P11" draw:layer="layout" svg:width="29.21cm" svg:height="15.626cm" svg:x="1.27cm" svg:y="3.81cm" presentation:class="outline" presentation:user-transformed="true">
          <draw:text-box>
            <text:list text:style-name="L4">
              <text:list-item>
                <text:p><text:span text:style-name="T13">XML փաստաթղթերը պետք է ունենան արմատ (root) էլեմենտ: Այս էլեմենտը մյուս բոլոր էլեմենտների «ծնողն» ("parent") է։</text:span></text:p>
              </text:list-item>
              <text:list-item>
                <text:p><text:span text:style-name="T13">Էլեմենտները XML փաստաթղթում ձևավորում են փաստաթղթի ծառ։ Ծառը սկսվում է արմատից և ճյուղավորվում դեպի ծառի ամենացածր մակարդակը։</text:span></text:p>
              </text:list-item>
              <text:list-item>
                <text:p><text:span text:style-name="T13">Բոլոր էլեմենտները կարող են ունենալ ենթաէլեմենտներ (child element)․</text:span></text:p>
                <text:list>
                  <text:list-item>
                    <text:p><text:span text:style-name="T12">&lt;root&gt;</text:span></text:p>
                    <text:p><text:span text:style-name="T12"><text:s text:c="2"/></text:span><text:span text:style-name="T12">&lt;child&gt;</text:span></text:p>
                    <text:p><text:span text:style-name="T12"><text:s text:c="4"/></text:span><text:span text:style-name="T12">&lt;subchild&gt;.....&lt;/subchild&gt;</text:span></text:p>
                    <text:p><text:span text:style-name="T12"><text:s text:c="2"/></text:span><text:span text:style-name="T12">&lt;/child&gt;</text:span></text:p>
                    <text:p><text:span text:style-name="T12">&lt;/root&gt;</text:span></text:p>
                  </text:list-item>
                </text:list>
              </text:list-item>
              <text:list-item>
                <text:p><text:span text:style-name="T13">Parent, child և sibling տերմիններն օգտագործվում են էլեմենտների միջև հարաբերությունները նկարագրելու համար։ Ծնող էլեմենտներն ունեն երեխաներ։ Նույն մակարդակի վրա երեխաները կոչվում են siblings (քույրեր կամ եղբայրներ)։</text:span></text:p>
              </text:list-item>
              <text:list-item>
                <text:p><text:span text:style-name="T13">Բոլոր էլեմենտները կարող են ունենալ տեքստային կոնտենտ և ատրիբուտներ (ինչպես HTML-ում է)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XML-ի սինտաքսի կանոնները</text:span></text:p>
          </draw:text-box>
        </draw:frame>
        <draw:frame presentation:style-name="pr18" draw:text-style-name="P11" draw:layer="layout" svg:width="29.21cm" svg:height="15.846cm" svg:x="1.27cm" svg:y="3.81cm" presentation:class="outline" presentation:user-transformed="true">
          <draw:text-box>
            <text:list text:style-name="L4">
              <text:list-item>
                <text:p><text:span text:style-name="T5">XML-ի սինտաքսի կանոնները շատ պարզ են և տրամաբանական։</text:span></text:p>
                <text:list>
                  <text:list-item>
                    <text:p><text:span text:style-name="T5">XML էլեմենտները պետք է ունենան փակող թեգ․</text:span></text:p>
                    <text:list>
                      <text:list-item>
                        <text:p><text:span text:style-name="T9">XML-ում փակող թեգը բաց թողնելը սխալ է։</text:span></text:p>
                      </text:list-item>
                    </text:list>
                  </text:list-item>
                  <text:list-item>
                    <text:p><text:span text:style-name="T5">XML թեգերը զգայուն են մեծատառերի և փոքրատառերի հանդեպ․ </text:span></text:p>
                    <text:list>
                      <text:list-item>
                        <text:p><text:span text:style-name="T9">&lt;Letter&gt; թեգը տարբերվում է &lt;letter&gt; թեգից։</text:span></text:p>
                      </text:list-item>
                    </text:list>
                  </text:list-item>
                  <text:list-item>
                    <text:p><text:span text:style-name="T5">XML էլեմենտները պետք է ներդրվեն պատշաճ կերպով․</text:span></text:p>
                    <text:list>
                      <text:list-item>
                        <text:p><text:span text:style-name="T9">«պատշաճ կերպով ներդնել»</text:span><text:span text:style-name="T12"> պարզապես նշանակում է, որ եթե <text:s/>&lt;i&gt; էլեմենտը բացվել է &lt;b&gt; էլեմենտի մեջ, ապա այն պետք է փակվի &lt;b&gt; էլեմենտի մեջ։</text:span></text:p>
                      </text:list-item>
                    </text:list>
                  </text:list-item>
                  <text:list-item>
                    <text:p><text:span text:style-name="T5">XML փաստաթղթերը պետք է ունենան root էլեմենտ։</text:span></text:p>
                  </text:list-item>
                  <text:list-item>
                    <text:p><text:span text:style-name="T7">XML ատրիբուտի արժեքները պետք է լինեն չակերտների մեջ</text:span></text:p>
                    <text:list>
                      <text:list-item>
                        <text:p><text:span text:style-name="T12">XML էլեմենտները կարող են ունենալ ատրիբուտներ անուն/արժեք զույգում ինչպես HTML-ում է․</text:span></text:p>
                      </text:list-item>
                      <text:list-item>
                        <text:p><text:span text:style-name="T12">Օրինակ՝</text:span></text:p>
                        <text:p><text:span text:style-name="T12">&lt;note date=12/11/2007&gt;-ի փոխարեն՝ &lt;note date="12/11/2007"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XML-ի սինտաքսի կանոններ (շար.)</text:span></text:p>
          </draw:text-box>
        </draw:frame>
        <draw:frame presentation:style-name="pr20" draw:text-style-name="P11" draw:layer="layout" svg:width="28.875cm" svg:height="14.687cm" svg:x="1.905cm" svg:y="3.81cm" presentation:class="outline" presentation:user-transformed="true">
          <draw:text-box>
            <text:list text:style-name="L4">
              <text:list-item>
                <text:p><text:span text:style-name="T5">Միավորի հղումներ (Entity References)</text:span></text:p>
                <text:list>
                  <text:list-item>
                    <text:p><text:span text:style-name="T9">Որոշ նշաններ XML-ում ունեն հատուկ նշանակություն։</text:span></text:p>
                  </text:list-item>
                  <text:list-item>
                    <text:p><text:span text:style-name="T9">XML էլեմենտում այսպիսի նշան "&lt;" դնելու դեպքում այն կգեներացնի սխալ, քանի որ անալիզատորը կմեկնաբանի այն որպես նոր էլեմենտի սկիզբ։</text:span></text:p>
                  </text:list-item>
                  <text:list-item>
                    <text:p><text:span text:style-name="T9">Այս սխալից խուսափելու համար "&lt;" նշանը պետք է փոխարինել &amp;lt միավորի հղումով (entity reference)</text:span></text:p>
                  </text:list-item>
                </text:list>
              </text:list-item>
              <text:list-item>
                <text:p><text:span text:style-name="T5">Մեկնաբանությունները XML-ում</text:span></text:p>
                <text:list>
                  <text:list-item>
                    <text:p><text:span text:style-name="T9">Մեկնաբանություններ գրելու սինտաքսը XML-ում նման է HTML-ին։</text:span></text:p>
                  </text:list-item>
                </text:list>
              </text:list-item>
              <text:list-item>
                <text:p><text:span text:style-name="T5">Դատարկ (White-space) տարածությունը XML-ում պահպանվում է</text:span></text:p>
                <text:list>
                  <text:list-item>
                    <text:p><text:span text:style-name="T9">Դատարկ տարածությունը փաստաթղթում չի հեռացվում</text:span></text:p>
                  </text:list-item>
                </text:list>
              </text:list-item>
              <text:list-item>
                <text:p><text:span text:style-name="T5">Այն XML փաստաթղթերը, որոնք համապատասխանում են վերը նշված սինտաքսի կանոններին, համարվում են «լավ կազմված» (Well Formed) XML փաստաթղթեր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XML-ի էլեմենտները</text:span></text:p>
          </draw:text-box>
        </draw:frame>
        <draw:frame presentation:style-name="pr22" draw:text-style-name="P11" draw:layer="layout" svg:width="28.602cm" svg:height="12.926cm" svg:x="1.878cm" svg:y="4.684cm" presentation:class="outline" presentation:user-transformed="true">
          <draw:text-box>
            <text:list text:style-name="L4">
              <text:list-item>
                <text:p><text:span text:style-name="T9">XML էլեմենտն էլեմենտի բացվող թեգից սկսած (ներառյալ) մինչև էլեմենտի փակող թեգը (ներառյալ) եղած ամբողջությունն է։</text:span></text:p>
              </text:list-item>
              <text:list-item>
                <text:p><text:span text:style-name="T9">Էլեմենտի մեջ կարող են մտնել</text:span></text:p>
                <text:list>
                  <text:list-item>
                    <text:p><text:span text:style-name="T12">այլ էլեմենտներ, տեքստ, ատրիբուտներ կամ նշված բոլորը միասին</text:span></text:p>
                  </text:list-item>
                </text:list>
              </text:list-item>
              <text:list-item>
                <text:p><text:span text:style-name="T9">Բովանդակություն չունեցող XML էլեմենտների համար կարող է օգտագործվել այլ սինտաքս․</text:span></text:p>
                <text:list>
                  <text:list-item>
                    <text:p><text:span text:style-name="T12">book էլեմենտը (առանց բովանդակության) այսպես &lt;book&gt;&lt;/book&gt; գրելու փոխարեն, կարող է գրվել՝ &lt;book /&gt;</text:span></text:p>
                  </text:list-item>
                  <text:list-item>
                    <text:p><text:span text:style-name="T12">Էլեմենտի այսպիսի սինտաքսը կոչվում է self-closing (ինքն իրենով փակվող)</text:span></text:p>
                  </text:list-item>
                </text:list>
              </text:list-item>
              <text:list-item>
                <text:p><text:span text:style-name="T9">XML էլեմենտները պետք է հետևեն անվանման հետևյալ կանոններին՝</text:span></text:p>
                <text:list>
                  <text:list-item>
                    <text:p><text:span text:style-name="T12">անունները կարող են պարունակել տառեր, թվեր և այլ նշաններ</text:span></text:p>
                  </text:list-item>
                  <text:list-item>
                    <text:p><text:span text:style-name="T12">անունները չեն կարող սկսվել թվով կամ կետադրական նշանով</text:span></text:p>
                  </text:list-item>
                  <text:list-item>
                    <text:p><text:span text:style-name="T12">անունները չեն կարող սկսվել հետևյալ տառերով՝ xml (XML, Xml, և այլն)</text:span></text:p>
                  </text:list-item>
                  <text:list-item>
                    <text:p><text:span text:style-name="T12">անունները չեն կարող պարունակել բացատներ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XML-ի էլեմենտներ (շար.)</text:span></text:p>
          </draw:text-box>
        </draw:frame>
        <draw:frame presentation:style-name="pr24" draw:text-style-name="P11" draw:layer="layout" svg:width="28.602cm" svg:height="9.412cm" svg:x="1.878cm" svg:y="4.684cm" presentation:class="outline" presentation:user-transformed="true">
          <draw:text-box>
            <text:list text:style-name="L4">
              <text:list-item>
                <text:p><text:span text:style-name="T5">XML էլեմենտների անունների համար սահմանված ոճ չկա։</text:span></text:p>
                <text:list>
                  <text:list-item>
                    <text:p><text:span text:style-name="T5">XML փաստաթղթերը հաճախ ունեն համապատասխան տվյալների հենք։ Փորձը ցույց է տալիս, որ լավ է օգտագործել ձեր տվյալների բազայում անվանումների համար գործող կանոնները նաև XML փաստաթղթերում եղած էլեմենտների համար։</text:span></text:p>
                  </text:list-item>
                </text:list>
              </text:list-item>
              <text:list-item>
                <text:p><text:span text:style-name="T5">XML էլեմենտները ընդլայնվող են (Extensible)</text:span></text:p>
                <text:list>
                  <text:list-item>
                    <text:p><text:span text:style-name="T5">XML էլեմենտները կարող են ընդլայնվել ավելի շատ տեղեկություն պահպանելու համար։</text:span></text:p>
                  </text:list-item>
                  <text:list-item>
                    <text:p><text:span text:style-name="T5">XML-ի գրավիչ կողմերից մեկն այն է, որ այն կարող է ընդլայնվել առանց ծրագրերը </text:span><text:span text:style-name="T7">խափանելու </text:span><text:span text:style-name="T5">(breaking applications):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XML-ի ատրիբուտներ</text:span></text:p>
          </draw:text-box>
        </draw:frame>
        <draw:frame presentation:style-name="pr26" draw:text-style-name="P11" draw:layer="layout" svg:width="29.845cm" svg:height="15.24cm" svg:x="1.27cm" svg:y="4.01cm" presentation:class="outline" presentation:user-transformed="true">
          <draw:text-box>
            <text:list text:style-name="L4">
              <text:list-item>
                <text:p><text:span text:style-name="T9">XML էլեմենտները HTML-ի պես կարող են ունենալ ատրիբուտներ։</text:span></text:p>
              </text:list-item>
              <text:list-item>
                <text:p><text:span text:style-name="T9">Ատրիբուտները լրացուցիչ ինֆորմացիա են տալիս էլեմենտի մասին։</text:span></text:p>
                <text:list>
                  <text:list-item>
                    <text:p><text:span text:style-name="T12">Ատիբուտները հաճախ տալիս են այնպիսի ինֆորմացիա, որը տվյալների մաս չի հանդիսանում։ Ստորև բերված օրինակում ֆայլի տեսակը կախված չէ տվյալներից, բայց կարող է կարևոր լինել էլեմենտը կառավարող ծրագրային ապահովման համար․ </text:span></text:p>
                    <text:list>
                      <text:list-item>
                        <text:p><text:span text:style-name="T12">&lt;file type="gif"&gt;computer.gif&lt;/file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9">XML էլեմենտներն ընդդեմ ատրիբուտների</text:span></text:p>
                <text:list>
                  <text:list-item>
                    <text:p><text:span text:style-name="T12">Սահմանված կանոններ չկան, թե երբ պետք է օգտագործել ատրիբուտներ, իսկ երբ՝ էլեմենտներ։ HTML-ում ատրիբուտները հարմար են, իսկ XML-ում խորհուրդ եմ տալիս խուսափել նրանցից՝ փոխարենը օգտագործելով էլեմենտներ։</text:span></text:p>
                  </text:list-item>
                </text:list>
              </text:list-item>
              <text:list-item>
                <text:p><text:span text:style-name="T9">Ինչու՞ խուսափել XML ատրիբուտներից․ ատրիբուտներ օգտագործելու հետ կապված որոշ խնդիրներն են՝ </text:span></text:p>
                <text:list>
                  <text:list-item>
                    <text:p><text:span text:style-name="T14">ատրիբուտները չեն կարող պարունակել բազմակի արժեքներ (էլեմենտները կարող են)</text:span></text:p>
                  </text:list-item>
                  <text:list-item>
                    <text:p><text:span text:style-name="T14">ատրիբուտները չեն կարող պարունակել ծառային կառուցվածքներ (էլեմենտները կարող են)</text:span></text:p>
                  </text:list-item>
                  <text:list-item>
                    <text:p><text:span text:style-name="T14">Ատրիբուտները հեշտությամբ չեն ընդլայնվում (հետագա փոփոխությունների համար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XML-ի ատրիբուտները (շար.)</text:span></text:p>
          </draw:text-box>
        </draw:frame>
        <draw:frame presentation:style-name="pr28" draw:text-style-name="P11" draw:layer="layout" svg:width="28.602cm" svg:height="10.73cm" svg:x="1.878cm" svg:y="4.684cm" presentation:class="outline" presentation:user-transformed="true">
          <draw:text-box>
            <text:list text:style-name="L4">
              <text:list-item>
                <text:p><text:span text:style-name="T9">Ատրիբուտները դժվար է կարդալ և պահպանել։ Տվյալների համար օգտագործեք էլեմենտներ։ Ատրիբուտներն օգտագործեք տվյալների հետ կապ չունեցող ինֆորմացիայի համար։</text:span></text:p>
              </text:list-item>
              <text:list-item>
                <text:p><text:span text:style-name="T9">Երբեմն ID հղումները վերագրվում են էլեմենտներին։ Այս ID-ները կարող են օգտագործվել XML էլեմենտները տարբերակելու համար մեծամասամբ այնպես, ինչպես id ատրիբուտը HTML-ում։ Դա երևում է հետևյալ օրինակում՝</text:span></text:p>
                <text:list>
                  <text:list-item>
                    <text:p><text:span text:style-name="T12">&lt;note id="501"&gt;</text:span></text:p>
                  </text:list-item>
                  <text:list-item>
                    <text:p><text:span text:style-name="T12">Վերը նշված id ատրիբուտները տարբեր գրառումներ տարբերակելու համար են։ Նրանք չեն հանդիսանում գրառման մաս։</text:span></text:p>
                  </text:list-item>
                </text:list>
              </text:list-item>
              <text:list-item>
                <text:p><text:span text:style-name="T9">Այսպիսով՝ մետատվյալները (տվյալները տվյալների մասին) պետք է պահվեն որպես ատրիբուտներ, իսկ կոնկրետ տվյալները պետք է պահվեն որպես էլեմենտներ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XML փաստաթղթի տեսակները</text:span></text:p>
          </draw:text-box>
        </draw:frame>
        <draw:frame presentation:style-name="pr30" draw:text-style-name="P11" draw:layer="layout" svg:width="29.845cm" svg:height="13.423cm" svg:x="1.27cm" svg:y="3.81cm" presentation:class="outline" presentation:user-transformed="true">
          <draw:text-box>
            <text:list text:style-name="L4">
              <text:list-item>
                <text:p><text:span text:style-name="T5">XML փաստաթուղթը ճիշտ սինտաքսով կոչվում է «Well Formed»։</text:span></text:p>
              </text:list-item>
              <text:list-item>
                <text:p><text:span text:style-name="T5">«Վավեր» (Valid) XML փաստաթուղթը պետք է նաև համապատասխանի սահմանված փաստաթղթի տեսակի։</text:span></text:p>
              </text:list-item>
              <text:list-item>
                <text:p><text:span text:style-name="T5">Վավեր XML փաստաթուղթը նույն Well Formed XML փաստաթուղթը չէ։</text:span></text:p>
                <text:list>
                  <text:list-item>
                    <text:p><text:span text:style-name="T12">Առաջին կանոնը ճիշտ XML փաստաթղթի համար այն է, որ այն պետք է լավ կազմված լինի։</text:span></text:p>
                  </text:list-item>
                  <text:list-item>
                    <text:p><text:span text:style-name="T12">Երկրոդ կանոնն այն է, որ Վավեր XML փաստաթուղթը պետք է համապատասխանի փաստաթղթի որևէ տեսակի։</text:span></text:p>
                  </text:list-item>
                  <text:list-item>
                    <text:p><text:span text:style-name="T12">Կանոնները, որոնք սահմանում են օրինական էլեմենտներ և ատրիբուտներ XML փաստաթղթերի համար, հաճախ կոչվում են փաստաթղթի սահմանումներ կամ փաստաթղթի սխեմաներ։</text:span></text:p>
                  </text:list-item>
                </text:list>
              </text:list-item>
              <text:list-item>
                <text:p><text:span text:style-name="T5">Կան փաստաթղթի սահմանումների տարբեր տեսակներ, որոնք կարող են օգտագործվել XML-ի հետ․ </text:span></text:p>
                <text:list>
                  <text:list-item>
                    <text:p><text:span text:style-name="T12">սկզբնական՝ Document Type Definition (DTD)</text:span></text:p>
                  </text:list-item>
                  <text:list-item>
                    <text:p><text:span text:style-name="T12">ավելի նոր և XML-ի վրա հիմնված՝ XML Schema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XML սխալներ</text:span></text:p>
          </draw:text-box>
        </draw:frame>
        <draw:frame presentation:style-name="pr32" draw:text-style-name="P10" draw:layer="layout" svg:width="28.602cm" svg:height="9.69cm" svg:x="1.878cm" svg:y="4.684cm" presentation:class="outline" presentation:user-transformed="true">
          <draw:text-box>
            <text:list text:style-name="L4">
              <text:list-item>
                <text:p><text:span text:style-name="T5">Կարող ենք օգտագործել տարբեր XML validator-ներ մեր XML-ի սինտաքսը ստուգելու համար։</text:span></text:p>
              </text:list-item>
              <text:list-item>
                <text:p><text:span text:style-name="T15">Սխալները XML փաստաթղթերում կկանգնեցնեն ձեր XML ծրագրերը։</text:span></text:p>
              </text:list-item>
              <text:list-item>
                <text:p><text:span text:style-name="T15">W3C-ի XML տեխնիկական բնութագիրը նշում է, որ ծրագիրը պետք է դադարեցնի XML փաստաթղթի մշակումը, եթե սխալ է գտնում։ Պատճառն այն է, որ XML ծրագրային ապահովումը պետք է լինի փոքր, արագ և համատեղելի։</text:span></text:p>
              </text:list-item>
              <text:list-item>
                <text:p><text:span text:style-name="T15">HTML բրաուզերը կարող են ցուցադրել HTML փաստաթղթերը <text:s/>նաև սխալների դեպքում (օրինակ՝ բաց թողնված փակող թեգ), իսկ XML-ի դեպքում սխալներն անթույլատրելի <text:s/>են։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6" presentation:class="page"/>
          <draw:frame presentation:style-name="pr3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1" presentation:presentation-page-layout-name="AL1T0">
        <office:forms form:automatic-focus="false" form:apply-design-mode="false"/>
        <draw:frame presentation:style-name="pr34" draw:text-style-name="P16" draw:layer="layout" svg:width="27.2cm" svg:height="3.185cm" svg:x="2.666cm" svg:y="9.775cm" presentation:class="title" presentation:user-transformed="true">
          <draw:text-box>
            <text:p text:style-name="P15"><text:span text:style-name="T16">Շնորհակալություն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5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4" style:family="text">
      <style:text-properties fo:color="#000000" style:font-name="Albany1" fo:font-size="14pt" fo:language="en" fo:country="GB" fo:font-weight="normal" style:font-name-asian="Symbol" style:font-size-asian="14pt" style:font-weight-asian="normal" style:font-name-complex="Symbol" style:font-size-complex="14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15cm" svg:y="18.826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15cm" svg:y="18.826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creation-date>2006-08-25T01:56:29</meta:creation-date>
    <dc:date>2014-11-25T12:37:23.353942727</dc:date>
    <meta:print-date>2006-08-25T01:56:29</meta:print-date>
    <meta:editing-cycles>265</meta:editing-cycles>
    <meta:editing-duration>P2DT19H56M27S</meta:editing-duration>
    <meta:document-statistic meta:object-count="118"/>
    <meta:user-defined meta:name="Info 1"/>
    <meta:user-defined meta:name="Info 2"/>
    <meta:user-defined meta:name="Info 3"/>
    <meta:user-defined meta:name="Info 4"/>
  </office:meta>
</office:document-meta>
</file>